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20000002580D806D2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5.9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cm"/>
    </style:style>
    <style:style style:name="gr4" style:family="graphic" style:parent-style-name="standard">
      <style:graphic-properties svg:stroke-width="0.254cm" svg:stroke-color="#2300dc" draw:marker-start-width="0.686cm" draw:marker-end="Arrow" draw:marker-end-width="0.686cm" draw:textarea-horizontal-align="center" draw:textarea-vertical-align="middle" fo:padding-top="0.127cm" fo:padding-bottom="0.127cm" fo:padding-left="0.127cm" fo:padding-right="0.1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695cm"/>
    </style:style>
    <style:style style:name="gr6" style:family="graphic" style:parent-style-name="standard">
      <style:graphic-properties draw:stroke="dash" draw:stroke-dash="Fine_20_Dott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254cm" svg:stroke-color="#2300dc" draw:marker-start-width="0.686cm" draw:marker-end="" draw:marker-end-width="0.686cm" draw:textarea-horizontal-align="center" draw:textarea-vertical-align="middle" fo:padding-top="0.127cm" fo:padding-bottom="0.127cm" fo:padding-left="0.127cm" fo:padding-right="0.127cm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cm" fo:min-width="0cm"/>
    </style:style>
    <style:style style:name="gr11" style:family="graphic" style:parent-style-name="standard">
      <style:graphic-properties draw:stroke="dash" draw:stroke-dash="Fine_20_Dashed" svg:stroke-width="0.127cm" svg:stroke-color="#2300dc" draw:marker-start-width="0.483cm" draw:marker-end="Arrow" draw:marker-end-width="0.483cm" draw:textarea-horizontal-align="center" draw:textarea-vertical-align="middle" fo:padding-top="0.063cm" fo:padding-bottom="0.063cm" fo:padding-left="0.063cm" fo:padding-right="0.0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1.6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2.542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_28_Default_29__20_Title_20_Master-title">
      <style:graphic-properties draw:fill-color="#ffffff" draw:auto-grow-height="true" fo:min-height="3.506cm"/>
    </style:style>
    <style:style style:name="pr2" style:family="presentation" style:parent-style-name="_28_Default_29__20_Title_20_Master-notes">
      <style:graphic-properties draw:fill-color="#ffffff" fo:min-height="11.41cm"/>
    </style:style>
    <style:style style:name="pr3" style:family="presentation" style:parent-style-name="lyt-violetlightning-title">
      <style:graphic-properties draw:fill-color="#ffffff" draw:auto-grow-height="true" fo:min-height="3.506cm"/>
    </style:style>
    <style:style style:name="pr4" style:family="presentation" style:parent-style-name="lyt-violetlightning-outline1">
      <style:graphic-properties fo:min-height="11.516cm"/>
    </style:style>
    <style:style style:name="pr5" style:family="presentation" style:parent-style-name="lyt-violetlightning-notes" style:list-style-name="L4">
      <style:graphic-properties draw:fill-color="#ffffff" draw:auto-grow-height="true" fo:min-height="11.41cm"/>
    </style:style>
    <style:style style:name="pr6" style:family="presentation" style:parent-style-name="lyt-violetlightning-notes" style:list-style-name="L4">
      <style:graphic-properties draw:fill-color="#ffffff" draw:auto-grow-height="true" fo:min-height="11.41cm"/>
    </style:style>
    <style:style style:name="pr7" style:family="presentation" style:parent-style-name="lyt-violetlightning-title">
      <style:graphic-properties fo:min-height="3.506cm"/>
    </style:style>
    <style:style style:name="pr8" style:family="presentation" style:parent-style-name="lyt-violetlightning-notes">
      <style:graphic-properties draw:fill-color="#ffffff" fo:min-height="11.564cm"/>
    </style:style>
    <style:style style:name="pr9" style:family="presentation" style:parent-style-name="lyt-violetlightning-outline1">
      <style:graphic-properties fo:min-height="14.056cm"/>
    </style:style>
    <style:style style:name="pr10" style:family="presentation" style:parent-style-name="lyt-violetlightning-notes" style:list-style-name="L4">
      <style:graphic-properties draw:fill-color="#ffffff" draw:auto-grow-height="true" fo:min-height="11.41cm"/>
    </style:style>
    <style:style style:name="pr11" style:family="presentation" style:parent-style-name="lyt-violetlightning-notes" style:list-style-name="L4">
      <style:graphic-properties draw:fill-color="#ffffff" draw:auto-grow-height="true" fo:min-height="11.41cm"/>
    </style:style>
    <style:style style:name="pr12" style:family="presentation" style:parent-style-name="lyt-violetlightning-notes" style:list-style-name="L4">
      <style:graphic-properties draw:fill-color="#ffffff" draw:auto-grow-height="true" fo:min-height="11.41cm"/>
    </style:style>
    <style:style style:name="pr13" style:family="presentation" style:parent-style-name="lyt-violetlightning-notes" style:list-style-name="L4">
      <style:graphic-properties draw:fill-color="#ffffff" draw:auto-grow-height="true" fo:min-height="11.41cm"/>
    </style:style>
    <style:style style:name="pr14" style:family="presentation" style:parent-style-name="lyt-violetlightning-notes" style:list-style-name="L4">
      <style:graphic-properties draw:fill-color="#ffffff" draw:auto-grow-height="true" fo:min-height="11.41cm"/>
    </style:style>
    <style:style style:name="pr15" style:family="presentation" style:parent-style-name="lyt-violetlightning-notes" style:list-style-name="L4">
      <style:graphic-properties draw:fill-color="#ffffff" draw:auto-grow-height="true" fo:min-height="11.41cm"/>
    </style:style>
    <style:style style:name="pr16" style:family="presentation" style:parent-style-name="lyt-violetlightning-outline1">
      <style:graphic-properties fo:min-height="1.992cm"/>
    </style:style>
    <style:style style:name="pr17" style:family="presentation" style:parent-style-name="lyt-violetlightning-notes" style:list-style-name="L4">
      <style:graphic-properties draw:fill-color="#ffffff" draw:auto-grow-height="true" fo:min-height="11.41cm"/>
    </style:style>
    <style:style style:name="pr18" style:family="presentation" style:parent-style-name="lyt-violetlightning-outline1">
      <style:graphic-properties fo:min-height="13.587cm"/>
    </style:style>
    <style:style style:name="pr19" style:family="presentation" style:parent-style-name="lyt-violetlightning-notes" style:list-style-name="L4">
      <style:graphic-properties draw:fill-color="#ffffff" draw:auto-grow-height="true" fo:min-height="11.41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66cm" style:use-optimal-column-width="false"/>
    </style:style>
    <style:style style:name="ro1" style:family="table-row">
      <style:table-row-properties style:row-height="3.344cm"/>
    </style:style>
    <style:style style:name="ce1" style:family="table-cell">
      <style:graphic-properties draw:fill-color="#94bd5e" style:repeat="repeat" fo:padding-top="0.1cm" fo:padding-bottom="0.1cm" fo:padding-left="0.1cm" fo:padding-right="0.1cm"/>
      <style:text-properties fo:font-size="24pt" style:font-size-asian="24pt" style:font-size-complex="24pt"/>
    </style:style>
    <style:style style:name="ce2" style:family="table-cell">
      <style:graphic-properties draw:fill-color="#b84747" style:repeat="repeat" fo:padding-top="0.1cm" fo:padding-bottom="0.1cm" fo:padding-left="0.1cm" fo:padding-right="0.1cm"/>
      <style:text-properties fo:font-size="24pt" style:font-size-asian="24pt" style:font-size-complex="24pt"/>
    </style:style>
    <style:style style:name="ce3" style:family="table-cell">
      <style:graphic-properties draw:fill-color="#ffff99" style:repeat="repeat" fo:padding-top="0.1cm" fo:padding-bottom="0.1cm" fo:padding-left="0.1cm" fo:padding-right="0.1cm"/>
      <style:text-properties fo:font-size="24pt" style:font-size-asian="24pt" style:font-size-complex="24pt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.6cm" fo:margin-right="0cm" fo:text-indent="-0.6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/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text-properties fo:font-size="24pt" fo:font-weight="bold" style:font-weight-asian="bold" style:font-weight-complex="bold"/>
    </style:style>
    <style:style style:name="T1" style:family="text">
      <style:text-properties fo:color="#9999cc" style:text-outline="false" style:text-position="0% 100%" fo:font-family="Albany" style:font-family-generic="roman" style:font-pitch="variable" fo:font-size="44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6666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6666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1T19">
        <office:forms form:automatic-focus="false" form:apply-design-mode="false"/>
        <draw:frame draw:name="Title text42" presentation:style-name="pr1" draw:text-style-name="P1" draw:layer="layout" svg:width="24.599cm" svg:height="3.506cm" svg:x="2.283cm" svg:y="7.646cm" presentation:class="title" presentation:user-transformed="true">
          <draw:text-box>
            <text:p text:style-name="P1"><text:span text:style-name="T1">A Busy Year for the Eclipse Platform</text:span></text:p>
          </draw:text-box>
        </draw:frame>
        <draw:frame draw:name="Text Frame75" draw:style-name="gr1" draw:text-style-name="P3" draw:layer="layout" svg:width="5.958cm" svg:height="2.86cm" svg:x="17.537cm" svg:y="15.875cm">
          <draw:text-box>
            <text:p text:style-name="P2">John Arthorne</text:p>
            <text:p text:style-name="P2">IBM Rational</text:p>
            <text:p text:style-name="P2">Ottawa, Canada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Agenda</text:span></text:p>
          </draw:text-box>
        </draw:frame>
        <draw:frame presentation:style-name="pr4" draw:text-style-name="P6" draw:layer="layout" svg:width="24.599cm" svg:height="11.516cm" svg:x="2cm" svg:y="6.985cm" presentation:class="outline" presentation:user-transformed="true">
          <draw:text-box>
            <text:list text:style-name="L2">
              <text:list-item>
                <text:p text:style-name="P6"><text:span text:style-name="T2">How is our development organized?</text:span></text:p>
              </text:list-item>
              <text:list-item>
                <text:p text:style-name="P6"><text:span text:style-name="T2">What are we up to right now?</text:span></text:p>
              </text:list-item>
              <text:list-item>
                <text:p text:style-name="P6"><text:span text:style-name="T2">What's coming in the future?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2" presentation:class="page"/>
          <draw:frame presentation:style-name="pr5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How the project is organized</text:span></text:p>
          </draw:text-box>
        </draw:frame>
        <draw:frame presentation:style-name="pr4" draw:text-style-name="P6" draw:layer="layout" svg:width="24.599cm" svg:height="11.516cm" svg:x="2cm" svg:y="6.985cm" presentation:class="outline" presentation:user-transformed="true">
          <draw:text-box>
            <text:list text:style-name="L2">
              <text:list-item>
                <text:p text:style-name="P6"><text:span text:style-name="T2">Eclipse is a top-level project</text:span></text:p>
              </text:list-item>
              <text:list-item>
                <text:p text:style-name="P6"><text:span text:style-name="T2">Mature sub-projects: Platform, PDE, JDT</text:span></text:p>
              </text:list-item>
              <text:list-item>
                <text:p text:style-name="P6"><text:span text:style-name="T2">Consumes Equinox from RT project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3" presentation:class="page"/>
          <draw:frame presentation:style-name="pr6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violetlightning" presentation:presentation-page-layout-name="AL2T1">
        <office:forms form:automatic-focus="false" form:apply-design-mode="false"/>
        <draw:frame presentation:style-name="pr7" draw:layer="layout" svg:width="24.599cm" svg:height="3.506cm" svg:x="2cm" svg:y="0.837cm" presentation:class="title">
          <draw:text-box>
            <text:p>The way things were</text:p>
          </draw:text-box>
        </draw:frame>
        <draw:line draw:style-name="gr4" draw:text-style-name="P8" draw:layer="layout" svg:x1="2.54cm" svg:y1="15.875cm" svg:x2="23.495cm" svg:y2="15.875cm">
          <text:p/>
        </draw:line>
        <draw:frame draw:style-name="gr5" draw:layer="layout" svg:width="1.695cm" svg:height="1.589cm" svg:x="24.13cm" svg:y="14.921cm">
          <draw:text-box>
            <text:p><text:span text:style-name="T3">3.x</text:span></text:p>
          </draw:text-box>
        </draw:frame>
        <draw:line draw:style-name="gr6" draw:text-style-name="P8" draw:layer="layout" svg:x1="2.54cm" svg:y1="3.81cm" svg:x2="2.54cm" svg:y2="17.145cm">
          <text:p/>
        </draw:line>
        <draw:line draw:style-name="gr6" draw:text-style-name="P8" draw:layer="layout" svg:x1="6.35cm" svg:y1="3.81cm" svg:x2="6.35cm" svg:y2="17.145cm">
          <text:p/>
        </draw:line>
        <draw:line draw:style-name="gr6" draw:text-style-name="P8" draw:layer="layout" svg:x1="10.16cm" svg:y1="3.81cm" svg:x2="10.16cm" svg:y2="17.145cm">
          <text:p/>
        </draw:line>
        <draw:line draw:style-name="gr6" draw:text-style-name="P8" draw:layer="layout" svg:x1="13.97cm" svg:y1="3.81cm" svg:x2="13.97cm" svg:y2="17.145cm">
          <text:p/>
        </draw:line>
        <draw:line draw:style-name="gr6" draw:text-style-name="P8" draw:layer="layout" svg:x1="17.78cm" svg:y1="3.81cm" svg:x2="17.78cm" svg:y2="17.145cm">
          <text:p/>
        </draw:line>
        <draw:line draw:style-name="gr6" draw:text-style-name="P8" draw:layer="layout" svg:x1="21.59cm" svg:y1="3.81cm" svg:x2="21.59cm" svg:y2="17.145cm">
          <text:p/>
        </draw:line>
        <draw:frame draw:style-name="gr7" draw:layer="layout" svg:width="2.542cm" svg:height="1.406cm" svg:x="3.173cm" svg:y="3.674cm">
          <draw:text-box>
            <text:p><text:span text:style-name="T3">2007</text:span></text:p>
          </draw:text-box>
        </draw:frame>
        <draw:frame draw:style-name="gr7" draw:layer="layout" svg:width="2.542cm" svg:height="1.406cm" svg:x="6.983cm" svg:y="3.674cm">
          <draw:text-box>
            <text:p><text:span text:style-name="T3">2008</text:span></text:p>
          </draw:text-box>
        </draw:frame>
        <draw:frame draw:style-name="gr5" draw:layer="layout" svg:width="1.695cm" svg:height="1.589cm" svg:x="3.385cm" svg:y="13.97cm">
          <draw:text-box>
            <text:p><text:span text:style-name="T3">3.3</text:span></text:p>
          </draw:text-box>
        </draw:frame>
        <draw:frame draw:style-name="gr5" draw:layer="layout" svg:width="1.695cm" svg:height="1.589cm" svg:x="3.386cm" svg:y="13.971cm">
          <draw:text-box>
            <text:p><text:span text:style-name="T3">3.3</text:span></text:p>
          </draw:text-box>
        </draw:frame>
        <draw:line draw:style-name="gr8" draw:text-style-name="P8" draw:layer="layout" svg:x1="4.445cm" svg:y1="15.875cm" svg:x2="5.08cm" svg:y2="17.145cm">
          <text:p/>
        </draw:line>
        <draw:circle draw:style-name="gr9" draw:text-style-name="P8" draw:layer="layout" svg:width="0.635cm" svg:height="0.635cm" svg:x="4.119cm" svg:y="15.559cm">
          <text:p/>
        </draw:circle>
        <draw:line draw:style-name="gr4" draw:text-style-name="P8" draw:layer="layout" svg:x1="5.08cm" svg:y1="17.145cm" svg:x2="7.62cm" svg:y2="17.145cm">
          <text:p/>
        </draw:line>
        <draw:frame draw:style-name="gr5" draw:layer="layout" svg:width="1.695cm" svg:height="1.589cm" svg:x="7.195cm" svg:y="13.97cm">
          <draw:text-box>
            <text:p><text:span text:style-name="T3">3.4</text:span></text:p>
          </draw:text-box>
        </draw:frame>
        <draw:line draw:style-name="gr8" draw:text-style-name="P8" draw:layer="layout" svg:x1="8.255cm" svg:y1="15.875cm" svg:x2="8.89cm" svg:y2="17.145cm">
          <text:p/>
        </draw:line>
        <draw:circle draw:style-name="gr9" draw:text-style-name="P8" draw:layer="layout" svg:width="0.635cm" svg:height="0.635cm" svg:x="7.929cm" svg:y="15.559cm">
          <text:p/>
        </draw:circle>
        <draw:line draw:style-name="gr4" draw:text-style-name="P8" draw:layer="layout" svg:x1="8.89cm" svg:y1="17.145cm" svg:x2="11.43cm" svg:y2="17.145cm">
          <text:p/>
        </draw:line>
        <draw:ellipse draw:style-name="gr9" draw:text-style-name="P8" draw:layer="layout" svg:width="0.381cm" svg:height="0.001cm" svg:x="6.604cm" svg:y="17.145cm">
          <text:p/>
        </draw:ellipse>
        <draw:frame draw:style-name="gr10" draw:layer="layout" svg:width="18.357cm" svg:height="5.08cm" svg:x="1.837cm" svg:y="5.715cm">
          <draw:text-box>
            <text:list text:style-name="L1">
              <text:list-item>
                <text:p><text:s/>Regular release train rhythm</text:p>
              </text:list-item>
              <text:list-item>
                <text:p><text:s/>High expectation of quality and reliability</text:p>
              </text:list-item>
              <text:list-item>
                <text:p><text:s/>Decreasing room for innovation</text:p>
              </text:list-item>
              <text:list-item>
                <text:p><text:s/>Best suited to team of dedicated full time developers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4" presentation:class="page"/>
          <draw:frame presentation:style-name="pr8" draw:layer="layout" svg:width="13.599cm" svg:height="11.564cm" svg:x="3.7cm" svg:y="14.207cm" presentation:class="notes" presentation:placeholder="true">
            <draw:text-box/>
          </draw:frame>
        </presentation:notes>
      </draw:page>
      <draw:page draw:name="page5" draw:style-name="dp1" draw:master-page-name="lyt-violetlightning" presentation:presentation-page-layout-name="AL2T1">
        <office:forms form:automatic-focus="false" form:apply-design-mode="false"/>
        <draw:frame presentation:style-name="pr7" draw:layer="layout" svg:width="24.599cm" svg:height="3.506cm" svg:x="2cm" svg:y="0.837cm" presentation:class="title">
          <draw:text-box>
            <text:p>Introducing e4</text:p>
          </draw:text-box>
        </draw:frame>
        <draw:line draw:style-name="gr4" draw:text-style-name="P8" draw:layer="layout" svg:x1="2.54cm" svg:y1="15.875cm" svg:x2="23.495cm" svg:y2="15.875cm">
          <text:p/>
        </draw:line>
        <draw:frame draw:style-name="gr5" draw:text-style-name="P9" draw:layer="layout" svg:width="1.695cm" svg:height="1.589cm" svg:x="24.13cm" svg:y="14.921cm">
          <draw:text-box>
            <text:p><text:span text:style-name="T3">3.x</text:span></text:p>
          </draw:text-box>
        </draw:frame>
        <draw:line draw:style-name="gr6" draw:text-style-name="P8" draw:layer="layout" svg:x1="2.54cm" svg:y1="3.81cm" svg:x2="2.54cm" svg:y2="17.145cm">
          <text:p/>
        </draw:line>
        <draw:line draw:style-name="gr6" draw:text-style-name="P8" draw:layer="layout" svg:x1="6.35cm" svg:y1="3.81cm" svg:x2="6.35cm" svg:y2="17.145cm">
          <text:p/>
        </draw:line>
        <draw:line draw:style-name="gr6" draw:text-style-name="P8" draw:layer="layout" svg:x1="10.16cm" svg:y1="3.81cm" svg:x2="10.16cm" svg:y2="17.145cm">
          <text:p/>
        </draw:line>
        <draw:line draw:style-name="gr6" draw:text-style-name="P8" draw:layer="layout" svg:x1="13.97cm" svg:y1="3.81cm" svg:x2="13.97cm" svg:y2="17.145cm">
          <text:p/>
        </draw:line>
        <draw:line draw:style-name="gr6" draw:text-style-name="P8" draw:layer="layout" svg:x1="17.78cm" svg:y1="3.81cm" svg:x2="17.78cm" svg:y2="17.145cm">
          <text:p/>
        </draw:line>
        <draw:line draw:style-name="gr6" draw:text-style-name="P8" draw:layer="layout" svg:x1="21.59cm" svg:y1="3.81cm" svg:x2="21.59cm" svg:y2="17.145cm">
          <text:p/>
        </draw:line>
        <draw:frame draw:style-name="gr7" draw:text-style-name="P9" draw:layer="layout" svg:width="2.542cm" svg:height="1.406cm" svg:x="3.173cm" svg:y="3.674cm">
          <draw:text-box>
            <text:p><text:span text:style-name="T3">2007</text:span></text:p>
          </draw:text-box>
        </draw:frame>
        <draw:frame draw:style-name="gr7" draw:text-style-name="P9" draw:layer="layout" svg:width="2.542cm" svg:height="1.406cm" svg:x="6.983cm" svg:y="3.674cm">
          <draw:text-box>
            <text:p><text:span text:style-name="T3">2008</text:span></text:p>
          </draw:text-box>
        </draw:frame>
        <draw:frame draw:style-name="gr5" draw:text-style-name="P9" draw:layer="layout" svg:width="1.695cm" svg:height="1.589cm" svg:x="3.385cm" svg:y="13.97cm">
          <draw:text-box>
            <text:p><text:span text:style-name="T3">3.3</text:span></text:p>
          </draw:text-box>
        </draw:frame>
        <draw:frame draw:style-name="gr5" draw:text-style-name="P9" draw:layer="layout" svg:width="1.695cm" svg:height="1.589cm" svg:x="3.386cm" svg:y="13.971cm">
          <draw:text-box>
            <text:p><text:span text:style-name="T3">3.3</text:span></text:p>
          </draw:text-box>
        </draw:frame>
        <draw:line draw:style-name="gr8" draw:text-style-name="P8" draw:layer="layout" svg:x1="4.445cm" svg:y1="15.875cm" svg:x2="5.08cm" svg:y2="17.145cm">
          <text:p/>
        </draw:line>
        <draw:circle draw:style-name="gr9" draw:text-style-name="P8" draw:layer="layout" svg:width="0.635cm" svg:height="0.635cm" svg:x="4.119cm" svg:y="15.559cm">
          <text:p/>
        </draw:circle>
        <draw:line draw:style-name="gr4" draw:text-style-name="P8" draw:layer="layout" svg:x1="5.08cm" svg:y1="17.145cm" svg:x2="7.62cm" svg:y2="17.145cm">
          <text:p/>
        </draw:line>
        <draw:frame draw:style-name="gr5" draw:text-style-name="P9" draw:layer="layout" svg:width="1.695cm" svg:height="1.589cm" svg:x="7.195cm" svg:y="13.97cm">
          <draw:text-box>
            <text:p><text:span text:style-name="T3">3.4</text:span></text:p>
          </draw:text-box>
        </draw:frame>
        <draw:line draw:style-name="gr8" draw:text-style-name="P8" draw:layer="layout" svg:x1="8.255cm" svg:y1="15.875cm" svg:x2="8.89cm" svg:y2="17.145cm">
          <text:p/>
        </draw:line>
        <draw:circle draw:style-name="gr9" draw:text-style-name="P8" draw:layer="layout" svg:width="0.635cm" svg:height="0.635cm" svg:x="7.929cm" svg:y="15.559cm">
          <text:p/>
        </draw:circle>
        <draw:line draw:style-name="gr4" draw:text-style-name="P8" draw:layer="layout" svg:x1="8.89cm" svg:y1="17.145cm" svg:x2="11.43cm" svg:y2="17.145cm">
          <text:p/>
        </draw:line>
        <draw:ellipse draw:style-name="gr9" draw:text-style-name="P8" draw:layer="layout" svg:width="0.381cm" svg:height="0.001cm" svg:x="6.604cm" svg:y="17.145cm">
          <text:p/>
        </draw:ellipse>
        <draw:line draw:style-name="gr4" draw:text-style-name="P8" draw:layer="layout" svg:x1="7.62cm" svg:y1="11.43cm" svg:x2="23.56cm" svg:y2="11.43cm">
          <text:p/>
        </draw:line>
        <draw:frame draw:style-name="gr5" draw:text-style-name="P9" draw:layer="layout" svg:width="1.695cm" svg:height="1.589cm" svg:x="24.195cm" svg:y="10.795cm">
          <draw:text-box>
            <text:p><text:span text:style-name="T3">e4</text:span></text:p>
          </draw:text-box>
        </draw:frame>
        <draw:frame draw:style-name="gr7" draw:text-style-name="P9" draw:layer="layout" svg:width="2.542cm" svg:height="1.406cm" svg:x="10.793cm" svg:y="3.674cm">
          <draw:text-box>
            <text:p><text:span text:style-name="T3">2009</text:span></text:p>
          </draw:text-box>
        </draw:frame>
        <draw:frame draw:style-name="gr7" draw:layer="layout" svg:width="14.107cm" svg:height="3.813cm" svg:x="1.836cm" svg:y="5.715cm">
          <draw:text-box>
            <text:list text:style-name="L1">
              <text:list-item>
                <text:p><text:s/>Discussions started at EclipseCon 2008 </text:p>
              </text:list-item>
              <text:list-item>
                <text:p><text:s/>Incubator for long term work</text:p>
              </text:list-item>
              <text:list-item>
                <text:p><text:s/>Exploring without fear</text:p>
              </text:list-item>
              <text:list-item>
                <text:p><text:s/>Bring in community</text:p>
              </text:list-item>
            </text:list>
          </draw:text-box>
        </draw:frame>
        <draw:line draw:style-name="gr11" draw:text-style-name="P8" draw:layer="layout" svg:x1="6.35cm" svg:y1="15.875cm" svg:x2="8.255cm" svg:y2="11.43cm">
          <text:p/>
        </draw:line>
        <presentation:notes draw:style-name="dp2">
          <draw:page-thumbnail draw:style-name="gr2" draw:layer="layout" svg:width="12.02cm" svg:height="9.636cm" svg:x="4.489cm" svg:y="3.953cm" draw:page-number="5" presentation:class="page"/>
          <draw:frame presentation:style-name="pr8" draw:text-style-name="P10" draw:layer="layout" svg:width="13.599cm" svg:height="11.564cm" svg:x="3.7cm" svg:y="14.207cm" presentation:class="notes" presentation:placeholder="true">
            <draw:text-box/>
          </draw:frame>
        </presentation:notes>
      </draw:page>
      <draw:page draw:name="page6" draw:style-name="dp1" draw:master-page-name="lyt-violetlightning" presentation:presentation-page-layout-name="AL2T1">
        <office:forms form:automatic-focus="false" form:apply-design-mode="false"/>
        <draw:frame presentation:style-name="pr7" draw:layer="layout" svg:width="24.599cm" svg:height="3.506cm" svg:x="2cm" svg:y="0.837cm" presentation:class="title">
          <draw:text-box>
            <text:p>Introducing e4</text:p>
          </draw:text-box>
        </draw:frame>
        <draw:line draw:style-name="gr4" draw:text-style-name="P8" draw:layer="layout" svg:x1="2.54cm" svg:y1="15.875cm" svg:x2="23.495cm" svg:y2="15.875cm">
          <text:p/>
        </draw:line>
        <draw:frame draw:style-name="gr5" draw:text-style-name="P9" draw:layer="layout" svg:width="1.695cm" svg:height="1.589cm" svg:x="24.13cm" svg:y="14.921cm">
          <draw:text-box>
            <text:p><text:span text:style-name="T3">3.x</text:span></text:p>
          </draw:text-box>
        </draw:frame>
        <draw:line draw:style-name="gr6" draw:text-style-name="P8" draw:layer="layout" svg:x1="2.54cm" svg:y1="3.81cm" svg:x2="2.54cm" svg:y2="17.145cm">
          <text:p/>
        </draw:line>
        <draw:line draw:style-name="gr6" draw:text-style-name="P8" draw:layer="layout" svg:x1="6.35cm" svg:y1="3.81cm" svg:x2="6.35cm" svg:y2="17.145cm">
          <text:p/>
        </draw:line>
        <draw:line draw:style-name="gr6" draw:text-style-name="P8" draw:layer="layout" svg:x1="10.16cm" svg:y1="3.81cm" svg:x2="10.16cm" svg:y2="17.145cm">
          <text:p/>
        </draw:line>
        <draw:line draw:style-name="gr6" draw:text-style-name="P8" draw:layer="layout" svg:x1="13.97cm" svg:y1="3.81cm" svg:x2="13.97cm" svg:y2="17.145cm">
          <text:p/>
        </draw:line>
        <draw:line draw:style-name="gr6" draw:text-style-name="P8" draw:layer="layout" svg:x1="17.78cm" svg:y1="3.81cm" svg:x2="17.78cm" svg:y2="17.145cm">
          <text:p/>
        </draw:line>
        <draw:line draw:style-name="gr6" draw:text-style-name="P8" draw:layer="layout" svg:x1="21.59cm" svg:y1="3.81cm" svg:x2="21.59cm" svg:y2="17.145cm">
          <text:p/>
        </draw:line>
        <draw:frame draw:style-name="gr7" draw:text-style-name="P9" draw:layer="layout" svg:width="2.542cm" svg:height="1.406cm" svg:x="3.173cm" svg:y="3.674cm">
          <draw:text-box>
            <text:p><text:span text:style-name="T3">2007</text:span></text:p>
          </draw:text-box>
        </draw:frame>
        <draw:frame draw:style-name="gr7" draw:text-style-name="P9" draw:layer="layout" svg:width="2.542cm" svg:height="1.406cm" svg:x="6.983cm" svg:y="3.674cm">
          <draw:text-box>
            <text:p><text:span text:style-name="T3">2008</text:span></text:p>
          </draw:text-box>
        </draw:frame>
        <draw:frame draw:style-name="gr5" draw:text-style-name="P9" draw:layer="layout" svg:width="1.695cm" svg:height="1.589cm" svg:x="3.385cm" svg:y="13.97cm">
          <draw:text-box>
            <text:p><text:span text:style-name="T3">3.3</text:span></text:p>
          </draw:text-box>
        </draw:frame>
        <draw:frame draw:style-name="gr5" draw:text-style-name="P9" draw:layer="layout" svg:width="1.695cm" svg:height="1.589cm" svg:x="3.386cm" svg:y="13.971cm">
          <draw:text-box>
            <text:p><text:span text:style-name="T3">3.3</text:span></text:p>
          </draw:text-box>
        </draw:frame>
        <draw:line draw:style-name="gr8" draw:text-style-name="P8" draw:layer="layout" svg:x1="4.445cm" svg:y1="15.875cm" svg:x2="5.08cm" svg:y2="17.145cm">
          <text:p/>
        </draw:line>
        <draw:circle draw:style-name="gr9" draw:text-style-name="P8" draw:layer="layout" svg:width="0.635cm" svg:height="0.635cm" svg:x="4.119cm" svg:y="15.559cm">
          <text:p/>
        </draw:circle>
        <draw:line draw:style-name="gr4" draw:text-style-name="P8" draw:layer="layout" svg:x1="5.08cm" svg:y1="17.145cm" svg:x2="7.62cm" svg:y2="17.145cm">
          <text:p/>
        </draw:line>
        <draw:frame draw:style-name="gr5" draw:text-style-name="P9" draw:layer="layout" svg:width="1.695cm" svg:height="1.589cm" svg:x="7.195cm" svg:y="13.97cm">
          <draw:text-box>
            <text:p><text:span text:style-name="T3">3.4</text:span></text:p>
          </draw:text-box>
        </draw:frame>
        <draw:line draw:style-name="gr8" draw:text-style-name="P8" draw:layer="layout" svg:x1="8.255cm" svg:y1="15.875cm" svg:x2="8.89cm" svg:y2="17.145cm">
          <text:p/>
        </draw:line>
        <draw:circle draw:style-name="gr9" draw:text-style-name="P8" draw:layer="layout" svg:width="0.635cm" svg:height="0.635cm" svg:x="7.929cm" svg:y="15.559cm">
          <text:p/>
        </draw:circle>
        <draw:line draw:style-name="gr4" draw:text-style-name="P8" draw:layer="layout" svg:x1="8.89cm" svg:y1="17.145cm" svg:x2="11.43cm" svg:y2="17.145cm">
          <text:p/>
        </draw:line>
        <draw:ellipse draw:style-name="gr9" draw:text-style-name="P8" draw:layer="layout" svg:width="0.381cm" svg:height="0.001cm" svg:x="6.604cm" svg:y="17.145cm">
          <text:p/>
        </draw:ellipse>
        <draw:line draw:style-name="gr4" draw:text-style-name="P8" draw:layer="layout" svg:x1="7.62cm" svg:y1="11.43cm" svg:x2="23.56cm" svg:y2="11.43cm">
          <text:p/>
        </draw:line>
        <draw:frame draw:style-name="gr5" draw:text-style-name="P9" draw:layer="layout" svg:width="1.695cm" svg:height="1.589cm" svg:x="24.195cm" svg:y="10.795cm">
          <draw:text-box>
            <text:p><text:span text:style-name="T3">e4</text:span></text:p>
          </draw:text-box>
        </draw:frame>
        <draw:circle draw:style-name="gr9" draw:text-style-name="P8" draw:layer="layout" svg:width="0.635cm" svg:height="0.635cm" svg:x="11.805cm" svg:y="11.131cm">
          <text:p/>
        </draw:circle>
        <draw:frame draw:style-name="gr5" draw:text-style-name="P9" draw:layer="layout" svg:width="1.695cm" svg:height="1.589cm" svg:x="11.495cm" svg:y="9.525cm">
          <draw:text-box>
            <text:p><text:span text:style-name="T3">0.9</text:span></text:p>
          </draw:text-box>
        </draw:frame>
        <draw:frame draw:style-name="gr7" draw:text-style-name="P9" draw:layer="layout" svg:width="2.542cm" svg:height="1.406cm" svg:x="10.793cm" svg:y="3.674cm">
          <draw:text-box>
            <text:p><text:span text:style-name="T3">2009</text:span></text:p>
          </draw:text-box>
        </draw:frame>
        <draw:frame draw:style-name="gr5" draw:text-style-name="P9" draw:layer="layout" svg:width="1.695cm" svg:height="1.589cm" svg:x="11.005cm" svg:y="13.97cm">
          <draw:text-box>
            <text:p><text:span text:style-name="T3">3.5</text:span></text:p>
          </draw:text-box>
        </draw:frame>
        <draw:line draw:style-name="gr8" draw:text-style-name="P8" draw:layer="layout" svg:x1="12.065cm" svg:y1="15.875cm" svg:x2="12.7cm" svg:y2="17.145cm">
          <text:p/>
        </draw:line>
        <draw:circle draw:style-name="gr9" draw:text-style-name="P8" draw:layer="layout" svg:width="0.635cm" svg:height="0.635cm" svg:x="11.739cm" svg:y="15.559cm">
          <text:p/>
        </draw:circle>
        <draw:line draw:style-name="gr4" draw:text-style-name="P8" draw:layer="layout" svg:x1="12.7cm" svg:y1="17.145cm" svg:x2="15.24cm" svg:y2="17.145cm">
          <text:p/>
        </draw:line>
        <draw:frame draw:style-name="gr7" draw:text-style-name="P9" draw:layer="layout" svg:width="7.689cm" svg:height="6.672cm" svg:x="1.905cm" svg:y="5.715cm">
          <draw:text-box>
            <text:p><text:span text:style-name="T4">E4 0.9:</text:span></text:p>
            <text:list text:style-name="L1">
              <text:list-item>
                <text:p><text:span text:style-name="T4"><text:s/></text:span><text:span text:style-name="T4">SWT/BE</text:span></text:p>
              </text:list-item>
              <text:list-item>
                <text:p><text:span text:style-name="T4"><text:s/></text:span><text:span text:style-name="T4">Flexible Resources</text:span></text:p>
              </text:list-item>
              <text:list-item>
                <text:p><text:span text:style-name="T4"><text:s/></text:span><text:span text:style-name="T4">Modeled Workbench</text:span></text:p>
              </text:list-item>
              <text:list-item>
                <text:p><text:span text:style-name="T4"><text:s/></text:span><text:span text:style-name="T4">XWT</text:span></text:p>
              </text:list-item>
              <text:list-item>
                <text:p><text:span text:style-name="T4"><text:s/></text:span><text:span text:style-name="T4">CSS Styling</text:span></text:p>
              </text:list-item>
              <text:list-item>
                <text:p><text:span text:style-name="T4"><text:s/></text:span><text:span text:style-name="T4">Injection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6" presentation:class="page"/>
          <draw:frame presentation:style-name="pr8" draw:text-style-name="P10" draw:layer="layout" svg:width="13.599cm" svg:height="11.564cm" svg:x="3.7cm" svg:y="14.207cm" presentation:class="notes" presentation:placeholder="true">
            <draw:text-box/>
          </draw:frame>
        </presentation:notes>
      </draw:page>
      <draw:page draw:name="page7" draw:style-name="dp1" draw:master-page-name="lyt-violetlightning" presentation:presentation-page-layout-name="AL2T1">
        <office:forms form:automatic-focus="false" form:apply-design-mode="false"/>
        <draw:frame presentation:style-name="pr7" draw:layer="layout" svg:width="24.599cm" svg:height="3.506cm" svg:x="2cm" svg:y="0.837cm" presentation:class="title">
          <draw:text-box>
            <text:p>Introducing 4.0</text:p>
          </draw:text-box>
        </draw:frame>
        <draw:line draw:style-name="gr4" draw:text-style-name="P8" draw:layer="layout" svg:x1="2.54cm" svg:y1="15.875cm" svg:x2="23.495cm" svg:y2="15.875cm">
          <text:p/>
        </draw:line>
        <draw:frame draw:style-name="gr5" draw:text-style-name="P9" draw:layer="layout" svg:width="1.695cm" svg:height="1.589cm" svg:x="24.13cm" svg:y="14.921cm">
          <draw:text-box>
            <text:p><text:span text:style-name="T3">3.x</text:span></text:p>
          </draw:text-box>
        </draw:frame>
        <draw:line draw:style-name="gr6" draw:text-style-name="P8" draw:layer="layout" svg:x1="2.54cm" svg:y1="3.81cm" svg:x2="2.54cm" svg:y2="17.145cm">
          <text:p/>
        </draw:line>
        <draw:line draw:style-name="gr6" draw:text-style-name="P8" draw:layer="layout" svg:x1="6.35cm" svg:y1="3.81cm" svg:x2="6.35cm" svg:y2="17.145cm">
          <text:p/>
        </draw:line>
        <draw:line draw:style-name="gr6" draw:text-style-name="P8" draw:layer="layout" svg:x1="10.16cm" svg:y1="3.81cm" svg:x2="10.16cm" svg:y2="17.145cm">
          <text:p/>
        </draw:line>
        <draw:line draw:style-name="gr6" draw:text-style-name="P8" draw:layer="layout" svg:x1="13.97cm" svg:y1="3.81cm" svg:x2="13.97cm" svg:y2="17.145cm">
          <text:p/>
        </draw:line>
        <draw:line draw:style-name="gr6" draw:text-style-name="P8" draw:layer="layout" svg:x1="17.78cm" svg:y1="3.81cm" svg:x2="17.78cm" svg:y2="17.145cm">
          <text:p/>
        </draw:line>
        <draw:line draw:style-name="gr6" draw:text-style-name="P8" draw:layer="layout" svg:x1="21.59cm" svg:y1="3.81cm" svg:x2="21.59cm" svg:y2="17.145cm">
          <text:p/>
        </draw:line>
        <draw:frame draw:style-name="gr7" draw:text-style-name="P9" draw:layer="layout" svg:width="2.542cm" svg:height="1.406cm" svg:x="3.173cm" svg:y="3.674cm">
          <draw:text-box>
            <text:p><text:span text:style-name="T3">2007</text:span></text:p>
          </draw:text-box>
        </draw:frame>
        <draw:frame draw:style-name="gr7" draw:text-style-name="P9" draw:layer="layout" svg:width="2.542cm" svg:height="1.406cm" svg:x="6.983cm" svg:y="3.674cm">
          <draw:text-box>
            <text:p><text:span text:style-name="T3">2008</text:span></text:p>
          </draw:text-box>
        </draw:frame>
        <draw:frame draw:style-name="gr5" draw:text-style-name="P9" draw:layer="layout" svg:width="1.695cm" svg:height="1.589cm" svg:x="3.385cm" svg:y="13.97cm">
          <draw:text-box>
            <text:p><text:span text:style-name="T3">3.3</text:span></text:p>
          </draw:text-box>
        </draw:frame>
        <draw:frame draw:style-name="gr5" draw:text-style-name="P9" draw:layer="layout" svg:width="1.695cm" svg:height="1.589cm" svg:x="3.386cm" svg:y="13.971cm">
          <draw:text-box>
            <text:p><text:span text:style-name="T3">3.3</text:span></text:p>
          </draw:text-box>
        </draw:frame>
        <draw:line draw:style-name="gr8" draw:text-style-name="P8" draw:layer="layout" svg:x1="4.445cm" svg:y1="15.875cm" svg:x2="5.08cm" svg:y2="17.145cm">
          <text:p/>
        </draw:line>
        <draw:circle draw:style-name="gr9" draw:text-style-name="P8" draw:layer="layout" svg:width="0.635cm" svg:height="0.635cm" svg:x="4.119cm" svg:y="15.559cm">
          <text:p/>
        </draw:circle>
        <draw:line draw:style-name="gr4" draw:text-style-name="P8" draw:layer="layout" svg:x1="5.08cm" svg:y1="17.145cm" svg:x2="7.62cm" svg:y2="17.145cm">
          <text:p/>
        </draw:line>
        <draw:frame draw:style-name="gr5" draw:text-style-name="P9" draw:layer="layout" svg:width="1.695cm" svg:height="1.589cm" svg:x="7.195cm" svg:y="13.97cm">
          <draw:text-box>
            <text:p><text:span text:style-name="T3">3.4</text:span></text:p>
          </draw:text-box>
        </draw:frame>
        <draw:line draw:style-name="gr8" draw:text-style-name="P8" draw:layer="layout" svg:x1="8.255cm" svg:y1="15.875cm" svg:x2="8.89cm" svg:y2="17.145cm">
          <text:p/>
        </draw:line>
        <draw:circle draw:style-name="gr9" draw:text-style-name="P8" draw:layer="layout" svg:width="0.635cm" svg:height="0.635cm" svg:x="7.929cm" svg:y="15.559cm">
          <text:p/>
        </draw:circle>
        <draw:line draw:style-name="gr4" draw:text-style-name="P8" draw:layer="layout" svg:x1="8.89cm" svg:y1="17.145cm" svg:x2="11.43cm" svg:y2="17.145cm">
          <text:p/>
        </draw:line>
        <draw:ellipse draw:style-name="gr9" draw:text-style-name="P8" draw:layer="layout" svg:width="0.381cm" svg:height="0.001cm" svg:x="6.604cm" svg:y="17.145cm">
          <text:p/>
        </draw:ellipse>
        <draw:line draw:style-name="gr4" draw:text-style-name="P8" draw:layer="layout" svg:x1="7.62cm" svg:y1="11.43cm" svg:x2="23.56cm" svg:y2="11.43cm">
          <text:p/>
        </draw:line>
        <draw:frame draw:style-name="gr5" draw:text-style-name="P9" draw:layer="layout" svg:width="1.695cm" svg:height="1.589cm" svg:x="24.195cm" svg:y="10.795cm">
          <draw:text-box>
            <text:p><text:span text:style-name="T3">e4</text:span></text:p>
          </draw:text-box>
        </draw:frame>
        <draw:circle draw:style-name="gr9" draw:text-style-name="P8" draw:layer="layout" svg:width="0.635cm" svg:height="0.635cm" svg:x="15.615cm" svg:y="11.114cm">
          <text:p/>
        </draw:circle>
        <draw:frame draw:style-name="gr5" draw:text-style-name="P9" draw:layer="layout" svg:width="2.54cm" svg:height="1.589cm" svg:x="14.67cm" svg:y="9.525cm">
          <draw:text-box>
            <text:p><text:span text:style-name="T3">0.10</text:span></text:p>
          </draw:text-box>
        </draw:frame>
        <draw:frame draw:style-name="gr7" draw:text-style-name="P9" draw:layer="layout" svg:width="2.542cm" svg:height="1.406cm" svg:x="10.793cm" svg:y="3.674cm">
          <draw:text-box>
            <text:p><text:span text:style-name="T3">2009</text:span></text:p>
          </draw:text-box>
        </draw:frame>
        <draw:frame draw:style-name="gr5" draw:text-style-name="P9" draw:layer="layout" svg:width="1.695cm" svg:height="1.589cm" svg:x="11.005cm" svg:y="13.97cm">
          <draw:text-box>
            <text:p><text:span text:style-name="T3">3.5</text:span></text:p>
          </draw:text-box>
        </draw:frame>
        <draw:line draw:style-name="gr8" draw:text-style-name="P8" draw:layer="layout" svg:x1="12.065cm" svg:y1="15.875cm" svg:x2="12.7cm" svg:y2="17.145cm">
          <text:p/>
        </draw:line>
        <draw:circle draw:style-name="gr9" draw:text-style-name="P8" draw:layer="layout" svg:width="0.635cm" svg:height="0.635cm" svg:x="11.739cm" svg:y="15.559cm">
          <text:p/>
        </draw:circle>
        <draw:line draw:style-name="gr4" draw:text-style-name="P8" draw:layer="layout" svg:x1="12.7cm" svg:y1="17.145cm" svg:x2="15.24cm" svg:y2="17.145cm">
          <text:p/>
        </draw:line>
        <draw:frame draw:style-name="gr7" draw:text-style-name="P9" draw:layer="layout" svg:width="2.542cm" svg:height="1.406cm" svg:x="14.603cm" svg:y="3.674cm">
          <draw:text-box>
            <text:p><text:span text:style-name="T3">2010</text:span></text:p>
          </draw:text-box>
        </draw:frame>
        <draw:line draw:style-name="gr4" draw:text-style-name="P8" draw:layer="layout" svg:x1="13.97cm" svg:y1="7.301cm" svg:x2="23.56cm" svg:y2="7.301cm">
          <text:p/>
        </draw:line>
        <draw:frame draw:style-name="gr5" draw:text-style-name="P9" draw:layer="layout" svg:width="1.695cm" svg:height="1.589cm" svg:x="24.195cm" svg:y="6.666cm">
          <draw:text-box>
            <text:p><text:span text:style-name="T3">4.x</text:span></text:p>
          </draw:text-box>
        </draw:frame>
        <draw:circle draw:style-name="gr9" draw:text-style-name="P8" draw:layer="layout" svg:width="0.635cm" svg:height="0.635cm" svg:x="15.55cm" svg:y="7.002cm">
          <text:p/>
        </draw:circle>
        <draw:frame draw:style-name="gr5" draw:text-style-name="P9" draw:layer="layout" svg:width="1.695cm" svg:height="1.589cm" svg:x="15.24cm" svg:y="5.715cm">
          <draw:text-box>
            <text:p><text:span text:style-name="T3">4.0</text:span></text:p>
          </draw:text-box>
        </draw:frame>
        <draw:frame draw:style-name="gr5" draw:text-style-name="P9" draw:layer="layout" svg:width="1.695cm" svg:height="1.589cm" svg:x="14.815cm" svg:y="13.97cm">
          <draw:text-box>
            <text:p><text:span text:style-name="T3">3.6</text:span></text:p>
          </draw:text-box>
        </draw:frame>
        <draw:line draw:style-name="gr8" draw:text-style-name="P8" draw:layer="layout" svg:x1="15.875cm" svg:y1="15.875cm" svg:x2="16.51cm" svg:y2="17.145cm">
          <text:p/>
        </draw:line>
        <draw:line draw:style-name="gr4" draw:text-style-name="P8" draw:layer="layout" svg:x1="16.51cm" svg:y1="17.145cm" svg:x2="19.05cm" svg:y2="17.145cm">
          <text:p/>
        </draw:line>
        <draw:frame draw:style-name="gr12" draw:text-style-name="P9" draw:layer="layout" svg:width="2.54cm" svg:height="1.905cm" svg:x="10.795cm" svg:y="9.525cm">
          <draw:text-box>
            <text:p><text:span text:style-name="T3">0.9</text:span></text:p>
          </draw:text-box>
        </draw:frame>
        <draw:line draw:style-name="gr11" draw:text-style-name="P8" draw:layer="layout" svg:x1="12.065cm" svg:y1="11.43cm" svg:x2="15.875cm" svg:y2="7.62cm">
          <text:p/>
        </draw:line>
        <draw:line draw:style-name="gr11" draw:text-style-name="P8" draw:layer="layout" svg:x1="12.065cm" svg:y1="11.43cm" svg:x2="15.875cm" svg:y2="15.875cm">
          <text:p/>
        </draw:line>
        <draw:circle draw:style-name="gr9" draw:text-style-name="P8" draw:layer="layout" svg:width="0.635cm" svg:height="0.635cm" svg:x="11.805cm" svg:y="11.114cm">
          <text:p/>
        </draw:circle>
        <draw:circle draw:style-name="gr9" draw:text-style-name="P8" draw:layer="layout" svg:width="0.635cm" svg:height="0.635cm" svg:x="15.549cm" svg:y="15.559cm">
          <text:p/>
        </draw:circle>
        <presentation:notes draw:style-name="dp2">
          <draw:page-thumbnail draw:style-name="gr2" draw:layer="layout" svg:width="12.02cm" svg:height="9.636cm" svg:x="4.489cm" svg:y="3.953cm" draw:page-number="7" presentation:class="page"/>
          <draw:frame presentation:style-name="pr8" draw:text-style-name="P10" draw:layer="layout" svg:width="13.599cm" svg:height="11.564cm" svg:x="3.7cm" svg:y="14.207cm" presentation:class="notes" presentation:placeholder="true">
            <draw:text-box/>
          </draw:frame>
        </presentation:notes>
      </draw:page>
      <draw:page draw:name="page8" draw:style-name="dp1" draw:master-page-name="lyt-violetlightning" presentation:presentation-page-layout-name="AL2T1">
        <office:forms form:automatic-focus="false" form:apply-design-mode="false"/>
        <draw:frame presentation:style-name="pr7" draw:layer="layout" svg:width="24.599cm" svg:height="3.506cm" svg:x="2cm" svg:y="0.837cm" presentation:class="title">
          <draw:text-box>
            <text:p>The picture this year</text:p>
          </draw:text-box>
        </draw:frame>
        <draw:line draw:style-name="gr4" draw:text-style-name="P8" draw:layer="layout" svg:x1="2.54cm" svg:y1="16.509cm" svg:x2="23.495cm" svg:y2="16.509cm">
          <text:p/>
        </draw:line>
        <draw:frame draw:style-name="gr5" draw:text-style-name="P9" draw:layer="layout" svg:width="1.695cm" svg:height="1.589cm" svg:x="24.13cm" svg:y="15.555cm">
          <draw:text-box>
            <text:p><text:span text:style-name="T3">3.x</text:span></text:p>
          </draw:text-box>
        </draw:frame>
        <draw:line draw:style-name="gr6" draw:text-style-name="P8" draw:layer="layout" svg:x1="2.54cm" svg:y1="3.81cm" svg:x2="2.54cm" svg:y2="17.145cm">
          <text:p/>
        </draw:line>
        <draw:line draw:style-name="gr6" draw:text-style-name="P8" draw:layer="layout" svg:x1="6.35cm" svg:y1="3.81cm" svg:x2="6.35cm" svg:y2="17.145cm">
          <text:p/>
        </draw:line>
        <draw:line draw:style-name="gr6" draw:text-style-name="P8" draw:layer="layout" svg:x1="10.16cm" svg:y1="3.81cm" svg:x2="10.16cm" svg:y2="17.145cm">
          <text:p/>
        </draw:line>
        <draw:line draw:style-name="gr6" draw:text-style-name="P8" draw:layer="layout" svg:x1="17.145cm" svg:y1="6.985cm" svg:x2="17.145cm" svg:y2="20.32cm">
          <text:p/>
        </draw:line>
        <draw:line draw:style-name="gr6" draw:text-style-name="P8" draw:layer="layout" svg:x1="17.78cm" svg:y1="3.81cm" svg:x2="17.78cm" svg:y2="17.145cm">
          <text:p/>
        </draw:line>
        <draw:line draw:style-name="gr6" draw:text-style-name="P8" draw:layer="layout" svg:x1="21.59cm" svg:y1="3.81cm" svg:x2="21.59cm" svg:y2="17.145cm">
          <text:p/>
        </draw:line>
        <draw:frame draw:style-name="gr13" draw:text-style-name="P11" draw:layer="layout" svg:width="2.542cm" svg:height="1.406cm" svg:x="3.173cm" svg:y="3.674cm">
          <draw:text-box>
            <text:p><text:span text:style-name="T3">2007</text:span></text:p>
          </draw:text-box>
        </draw:frame>
        <draw:frame draw:style-name="gr14" draw:text-style-name="P9" draw:layer="layout" svg:width="2.542cm" svg:height="1.406cm" svg:x="6.983cm" svg:y="3.674cm">
          <draw:text-box>
            <text:p><text:span text:style-name="T3">2008</text:span></text:p>
          </draw:text-box>
        </draw:frame>
        <draw:frame draw:style-name="gr5" draw:text-style-name="P9" draw:layer="layout" svg:width="1.695cm" svg:height="1.589cm" svg:x="3.385cm" svg:y="14.604cm">
          <draw:text-box>
            <text:p><text:span text:style-name="T3">3.3</text:span></text:p>
          </draw:text-box>
        </draw:frame>
        <draw:frame draw:style-name="gr5" draw:text-style-name="P9" draw:layer="layout" svg:width="1.695cm" svg:height="1.589cm" svg:x="3.386cm" svg:y="14.605cm">
          <draw:text-box>
            <text:p><text:span text:style-name="T3">3.3</text:span></text:p>
          </draw:text-box>
        </draw:frame>
        <draw:line draw:style-name="gr8" draw:text-style-name="P8" draw:layer="layout" svg:x1="4.445cm" svg:y1="16.509cm" svg:x2="5.08cm" svg:y2="17.779cm">
          <text:p/>
        </draw:line>
        <draw:circle draw:style-name="gr9" draw:text-style-name="P8" draw:layer="layout" svg:width="0.635cm" svg:height="0.635cm" svg:x="4.119cm" svg:y="16.193cm">
          <text:p/>
        </draw:circle>
        <draw:line draw:style-name="gr4" draw:text-style-name="P8" draw:layer="layout" svg:x1="5.08cm" svg:y1="17.779cm" svg:x2="7.62cm" svg:y2="17.78cm">
          <text:p/>
        </draw:line>
        <draw:frame draw:style-name="gr5" draw:text-style-name="P9" draw:layer="layout" svg:width="1.695cm" svg:height="1.589cm" svg:x="7.195cm" svg:y="14.604cm">
          <draw:text-box>
            <text:p><text:span text:style-name="T3">3.4</text:span></text:p>
          </draw:text-box>
        </draw:frame>
        <draw:line draw:style-name="gr8" draw:text-style-name="P8" draw:layer="layout" svg:x1="8.255cm" svg:y1="16.509cm" svg:x2="8.89cm" svg:y2="17.779cm">
          <text:p/>
        </draw:line>
        <draw:circle draw:style-name="gr9" draw:text-style-name="P8" draw:layer="layout" svg:width="0.635cm" svg:height="0.635cm" svg:x="7.929cm" svg:y="16.193cm">
          <text:p/>
        </draw:circle>
        <draw:line draw:style-name="gr4" draw:text-style-name="P8" draw:layer="layout" svg:x1="8.89cm" svg:y1="17.779cm" svg:x2="11.43cm" svg:y2="17.779cm">
          <text:p/>
        </draw:line>
        <draw:ellipse draw:style-name="gr9" draw:text-style-name="P8" draw:layer="layout" svg:width="0.381cm" svg:height="0.001cm" svg:x="6.604cm" svg:y="17.779cm">
          <text:p/>
        </draw:ellipse>
        <draw:line draw:style-name="gr4" draw:text-style-name="P8" draw:layer="layout" svg:x1="7.62cm" svg:y1="13.016cm" svg:x2="23.56cm" svg:y2="13.016cm">
          <text:p/>
        </draw:line>
        <draw:frame draw:style-name="gr5" draw:text-style-name="P9" draw:layer="layout" svg:width="1.695cm" svg:height="1.589cm" svg:x="24.195cm" svg:y="12.381cm">
          <draw:text-box>
            <text:p><text:span text:style-name="T3">e4</text:span></text:p>
          </draw:text-box>
        </draw:frame>
        <draw:circle draw:style-name="gr9" draw:text-style-name="P8" draw:layer="layout" svg:width="0.635cm" svg:height="0.635cm" svg:x="15.615cm" svg:y="12.7cm">
          <text:p/>
        </draw:circle>
        <draw:frame draw:style-name="gr5" draw:text-style-name="P9" draw:layer="layout" svg:width="2.54cm" svg:height="1.589cm" svg:x="14.605cm" svg:y="11.427cm">
          <draw:text-box>
            <text:p><text:span text:style-name="T3">0.10</text:span></text:p>
          </draw:text-box>
        </draw:frame>
        <draw:frame draw:style-name="gr14" draw:text-style-name="P9" draw:layer="layout" svg:width="2.542cm" svg:height="1.406cm" svg:x="10.793cm" svg:y="3.674cm">
          <draw:text-box>
            <text:p><text:span text:style-name="T3">2009</text:span></text:p>
          </draw:text-box>
        </draw:frame>
        <draw:frame draw:style-name="gr5" draw:text-style-name="P9" draw:layer="layout" svg:width="1.695cm" svg:height="1.589cm" svg:x="11.005cm" svg:y="14.604cm">
          <draw:text-box>
            <text:p><text:span text:style-name="T3">3.5</text:span></text:p>
          </draw:text-box>
        </draw:frame>
        <draw:line draw:style-name="gr8" draw:text-style-name="P8" draw:layer="layout" svg:x1="12.065cm" svg:y1="16.509cm" svg:x2="12.7cm" svg:y2="17.779cm">
          <text:p/>
        </draw:line>
        <draw:circle draw:style-name="gr9" draw:text-style-name="P8" draw:layer="layout" svg:width="0.635cm" svg:height="0.635cm" svg:x="11.739cm" svg:y="16.193cm">
          <text:p/>
        </draw:circle>
        <draw:line draw:style-name="gr4" draw:text-style-name="P8" draw:layer="layout" svg:x1="12.7cm" svg:y1="17.779cm" svg:x2="15.24cm" svg:y2="17.779cm">
          <text:p/>
        </draw:line>
        <draw:frame draw:style-name="gr14" draw:text-style-name="P9" draw:layer="layout" svg:width="2.542cm" svg:height="1.406cm" svg:x="14.603cm" svg:y="3.674cm">
          <draw:text-box>
            <text:p><text:span text:style-name="T3">2010</text:span></text:p>
          </draw:text-box>
        </draw:frame>
        <draw:line draw:style-name="gr4" draw:text-style-name="P8" draw:layer="layout" svg:x1="13.97cm" svg:y1="9.841cm" svg:x2="23.56cm" svg:y2="9.841cm">
          <text:p/>
        </draw:line>
        <draw:frame draw:style-name="gr5" draw:text-style-name="P9" draw:layer="layout" svg:width="1.695cm" svg:height="1.589cm" svg:x="24.195cm" svg:y="9.206cm">
          <draw:text-box>
            <text:p><text:span text:style-name="T3">4.x</text:span></text:p>
          </draw:text-box>
        </draw:frame>
        <draw:circle draw:style-name="gr9" draw:text-style-name="P8" draw:layer="layout" svg:width="0.635cm" svg:height="0.635cm" svg:x="15.55cm" svg:y="9.542cm">
          <text:p/>
        </draw:circle>
        <draw:frame draw:style-name="gr5" draw:text-style-name="P9" draw:layer="layout" svg:width="1.695cm" svg:height="1.589cm" svg:x="15.24cm" svg:y="8.255cm">
          <draw:text-box>
            <text:p><text:span text:style-name="T3">4.0</text:span></text:p>
          </draw:text-box>
        </draw:frame>
        <draw:frame draw:style-name="gr5" draw:text-style-name="P9" draw:layer="layout" svg:width="1.695cm" svg:height="1.589cm" svg:x="14.815cm" svg:y="14.604cm">
          <draw:text-box>
            <text:p><text:span text:style-name="T3">3.6</text:span></text:p>
          </draw:text-box>
        </draw:frame>
        <draw:line draw:style-name="gr8" draw:text-style-name="P8" draw:layer="layout" svg:x1="15.875cm" svg:y1="16.509cm" svg:x2="16.51cm" svg:y2="17.779cm">
          <text:p/>
        </draw:line>
        <draw:circle draw:style-name="gr9" draw:text-style-name="P8" draw:layer="layout" svg:width="0.635cm" svg:height="0.635cm" svg:x="15.549cm" svg:y="16.193cm">
          <text:p/>
        </draw:circle>
        <draw:line draw:style-name="gr4" draw:text-style-name="P8" draw:layer="layout" svg:x1="16.51cm" svg:y1="17.779cm" svg:x2="19.05cm" svg:y2="17.779cm">
          <text:p/>
        </draw:line>
        <draw:circle draw:style-name="gr9" draw:text-style-name="P8" draw:layer="layout" svg:width="0.635cm" svg:height="0.635cm" svg:x="11.805cm" svg:y="12.7cm">
          <text:p/>
        </draw:circle>
        <draw:frame draw:style-name="gr5" draw:text-style-name="P9" draw:layer="layout" svg:width="1.905cm" svg:height="1.589cm" svg:x="11.43cm" svg:y="11.427cm">
          <draw:text-box>
            <text:p><text:span text:style-name="T3">0.9</text:span></text:p>
          </draw:text-box>
        </draw:frame>
        <draw:frame draw:style-name="gr14" draw:text-style-name="P9" draw:layer="layout" svg:width="2.542cm" svg:height="1.406cm" svg:x="18.413cm" svg:y="3.674cm">
          <draw:text-box>
            <text:p><text:span text:style-name="T3">2011</text:span></text:p>
          </draw:text-box>
        </draw:frame>
        <draw:circle draw:style-name="gr9" draw:text-style-name="P8" draw:layer="layout" svg:width="0.635cm" svg:height="0.635cm" svg:x="19.36cm" svg:y="9.542cm">
          <text:p/>
        </draw:circle>
        <draw:frame draw:style-name="gr5" draw:text-style-name="P9" draw:layer="layout" svg:width="1.695cm" svg:height="1.589cm" svg:x="19.05cm" svg:y="8.255cm">
          <draw:text-box>
            <text:p><text:span text:style-name="T3">4.1</text:span></text:p>
          </draw:text-box>
        </draw:frame>
        <draw:circle draw:style-name="gr9" draw:text-style-name="P8" draw:layer="layout" svg:width="0.635cm" svg:height="0.635cm" svg:x="19.425cm" svg:y="12.7cm">
          <text:p/>
        </draw:circle>
        <draw:frame draw:style-name="gr5" draw:text-style-name="P9" draw:layer="layout" svg:width="2.54cm" svg:height="1.589cm" svg:x="18.415cm" svg:y="11.427cm">
          <draw:text-box>
            <text:p><text:span text:style-name="T3">0.11</text:span></text:p>
          </draw:text-box>
        </draw:frame>
        <draw:frame draw:style-name="gr5" draw:text-style-name="P9" draw:layer="layout" svg:width="1.695cm" svg:height="1.589cm" svg:x="18.625cm" svg:y="14.604cm">
          <draw:text-box>
            <text:p><text:span text:style-name="T3">3.7</text:span></text:p>
          </draw:text-box>
        </draw:frame>
        <draw:line draw:style-name="gr8" draw:text-style-name="P8" draw:layer="layout" svg:x1="19.685cm" svg:y1="16.509cm" svg:x2="20.32cm" svg:y2="17.779cm">
          <text:p/>
        </draw:line>
        <draw:circle draw:style-name="gr9" draw:text-style-name="P8" draw:layer="layout" svg:width="0.635cm" svg:height="0.635cm" svg:x="19.359cm" svg:y="16.193cm">
          <text:p/>
        </draw:circle>
        <draw:line draw:style-name="gr4" draw:text-style-name="P8" draw:layer="layout" svg:x1="20.32cm" svg:y1="17.779cm" svg:x2="22.86cm" svg:y2="17.779cm">
          <text:p/>
        </draw:line>
        <draw:line draw:style-name="gr4" draw:text-style-name="P8" draw:layer="layout" svg:x1="17.145cm" svg:y1="6.666cm" svg:x2="23.56cm" svg:y2="6.666cm">
          <text:p/>
        </draw:line>
        <draw:frame draw:style-name="gr5" draw:text-style-name="P9" draw:layer="layout" svg:width="3.175cm" svg:height="1.589cm" svg:x="24.13cm" svg:y="6.031cm">
          <draw:text-box>
            <text:p><text:span text:style-name="T3">Orion</text:span></text:p>
          </draw:text-box>
        </draw:frame>
        <draw:circle draw:style-name="gr9" draw:text-style-name="P8" draw:layer="layout" svg:width="0.635cm" svg:height="0.635cm" svg:x="19.36cm" svg:y="6.367cm">
          <text:p/>
        </draw:circle>
        <draw:frame draw:style-name="gr5" draw:text-style-name="P9" draw:layer="layout" svg:width="1.695cm" svg:height="1.589cm" svg:x="19.05cm" svg:y="5.08cm">
          <draw:text-box>
            <text:p><text:span text:style-name="T3">0.2</text:span></text:p>
          </draw:text-box>
        </draw:frame>
        <presentation:notes draw:style-name="dp2">
          <draw:page-thumbnail draw:style-name="gr2" draw:layer="layout" svg:width="12.02cm" svg:height="9.636cm" svg:x="4.489cm" svg:y="3.953cm" draw:page-number="8" presentation:class="page"/>
          <draw:frame presentation:style-name="pr8" draw:text-style-name="P10" draw:layer="layout" svg:width="13.599cm" svg:height="11.564cm" svg:x="3.7cm" svg:y="14.207cm" presentation:class="notes" presentation:placeholder="true">
            <draw:text-box/>
          </draw:frame>
        </presentation:notes>
      </draw:page>
      <draw:page draw:name="page9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65cm" svg:y="9.82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What's coming in 3.7</text:span></text:p>
          </draw:text-box>
        </draw:frame>
        <draw:frame presentation:style-name="pr9" draw:text-style-name="P6" draw:layer="layout" svg:width="24.599cm" svg:height="14.056cm" svg:x="2cm" svg:y="4.445cm" presentation:class="outline" presentation:user-transformed="true">
          <draw:text-box>
            <text:list text:style-name="L2">
              <text:list-item>
                <text:p text:style-name="P6"><text:span text:style-name="T2">Touch support (Cocoa, Win 7)</text:span></text:p>
              </text:list-item>
              <text:list-item>
                <text:p text:style-name="P6"><text:span text:style-name="T2">BIDI enhancements</text:span></text:p>
              </text:list-item>
              <text:list-item>
                <text:p text:style-name="P6"><text:span text:style-name="T2">Converge on Cocoa, GTK, win32</text:span></text:p>
              </text:list-item>
              <text:list-item>
                <text:p text:style-name="P6"><text:span text:style-name="T2">OSGi R4.3 (incl. generics)</text:span></text:p>
              </text:list-item>
              <text:list-item>
                <text:p text:style-name="P6"><text:span text:style-name="T2">See milestone New &amp; Noteworthy for more details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9" presentation:class="page"/>
          <draw:frame presentation:style-name="pr10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65cm" svg:y="9.82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Java 7 support</text:span></text:p>
          </draw:text-box>
        </draw:frame>
        <draw:frame presentation:style-name="pr9" draw:text-style-name="P6" draw:layer="layout" svg:width="24.599cm" svg:height="14.056cm" svg:x="2cm" svg:y="4.445cm" presentation:class="outline" presentation:user-transformed="true">
          <draw:text-box>
            <text:list text:style-name="L2">
              <text:list-item>
                <text:p text:style-name="P6"><text:span text:style-name="T2">Working in a branch</text:span></text:p>
              </text:list-item>
              <text:list-item>
                <text:p text:style-name="P6"><text:span text:style-name="T2">Aiming for Indigo SR1 timeframe</text:span></text:p>
              </text:list-item>
            </text:list>
          </draw:text-box>
        </draw:frame>
        <draw:frame draw:style-name="standard" draw:layer="layout" svg:width="25.285cm" svg:height="10.031cm" svg:x="1.384cm" svg:y="9.01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Switch on Strings</text:span></text:p>
              </table:table-cell>
              <table:table-cell>
                <text:p><text:span text:style-name="T5">Binary Literals</text:span></text:p>
              </table:table-cell>
              <table:table-cell>
                <text:p><text:span text:style-name="T5">Underscore in Literals</text:span></text:p>
              </table:table-cell>
              <table:table-cell>
                <text:p><text:span text:style-name="T5">Multi-catch</text:span></text:p>
              </table:table-cell>
              <table:table-cell>
                <text:p><text:span text:style-name="T5">More Precise Rethrow</text:span></text:p>
              </table:table-cell>
            </table:table-row>
            <table:table-row table:style-name="ro1" table:default-cell-style-name="ce1">
              <table:table-cell>
                <text:p><text:span text:style-name="T5">Try with resources</text:span></text:p>
              </table:table-cell>
              <table:table-cell>
                <text:p><text:span text:style-name="T5">Simplified varargs invocation</text:span></text:p>
              </table:table-cell>
              <table:table-cell table:style-name="ce2">
                <text:p><text:span text:style-name="T5">Diamond</text:span></text:p>
              </table:table-cell>
              <table:table-cell>
                <text:p><text:span text:style-name="T5">Polymorphic Methods</text:span></text:p>
              </table:table-cell>
              <table:table-cell>
                <text:p><text:span text:style-name="T5">Unicode 6.0</text:span></text:p>
              </table:table-cell>
            </table:table-row>
            <table:table-row table:style-name="ro1" table:default-cell-style-name="ce3">
              <table:table-cell>
                <text:p><text:span text:style-name="T5">Update Indexing</text:span></text:p>
              </table:table-cell>
              <table:table-cell>
                <text:p><text:span text:style-name="T5">Update Code Formatter</text:span></text:p>
              </table:table-cell>
              <table:table-cell>
                <text:p><text:span text:style-name="T5">Update DOM/AST API</text:span></text:p>
              </table:table-cell>
              <table:table-cell>
                <text:p><text:span text:style-name="T5">Update Search</text:span></text:p>
              </table:table-cell>
              <table:table-cell table:style-name="ce2">
                <text:p><text:span text:style-name="T5">Update Error Recove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02cm" svg:height="9.636cm" svg:x="4.489cm" svg:y="3.953cm" draw:page-number="10" presentation:class="page"/>
          <draw:frame presentation:style-name="pr11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What's coming in 4.1</text:span></text:p>
          </draw:text-box>
        </draw:frame>
        <draw:frame presentation:style-name="pr9" draw:text-style-name="P6" draw:layer="layout" svg:width="24.599cm" svg:height="14.056cm" svg:x="2cm" svg:y="4.445cm" presentation:class="outline" presentation:user-transformed="true">
          <draw:text-box>
            <text:list text:style-name="L2">
              <text:list-item>
                <text:p text:style-name="P6"><text:span text:style-name="T2">Refinement of key 4.0 features:</text:span></text:p>
                <text:list>
                  <text:list-item>
                    <text:p text:style-name="P6"><text:span text:style-name="T2">Modeled workbench</text:span></text:p>
                  </text:list-item>
                  <text:list-item>
                    <text:p text:style-name="P6"><text:span text:style-name="T2">Service injection</text:span></text:p>
                  </text:list-item>
                  <text:list-item>
                    <text:p text:style-name="P6"><text:span text:style-name="T2">Declarative styling</text:span></text:p>
                  </text:list-item>
                </text:list>
              </text:list-item>
              <text:list-item>
                <text:p text:style-name="P6"><text:span text:style-name="T2">NLS, compatibility, robustness</text:span></text:p>
              </text:list-item>
              <text:list-item>
                <text:p text:style-name="P6"><text:span text:style-name="T2">Detached editors, mixed views/editors, improved DnD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1" presentation:class="page"/>
          <draw:frame presentation:style-name="pr12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The state of 4.1</text:span></text:p>
          </draw:text-box>
        </draw:frame>
        <draw:frame presentation:style-name="pr9" draw:text-style-name="P6" draw:layer="layout" svg:width="24.599cm" svg:height="14.601cm" svg:x="2cm" svg:y="4.445cm" presentation:class="outline" presentation:user-transformed="true">
          <draw:text-box>
            <text:list text:style-name="L2">
              <text:list-item>
                <text:p text:style-name="P6"><text:span text:style-name="T2">Making great progress in robustness and compatibility</text:span></text:p>
              </text:list-item>
              <text:list-item>
                <text:p text:style-name="P6"><text:span text:style-name="T2">Beginning to exploit new flexibility</text:span></text:p>
              </text:list-item>
              <text:list-item>
                <text:p text:style-name="P6"><text:span text:style-name="T2">Not ready to completely replace 3.x in release train</text:span></text:p>
              </text:list-item>
              <text:list-item>
                <text:p text:style-name="P6"><text:span text:style-name="T2">More time needed to consider UX</text:span></text:p>
              </text:list-item>
              <text:list-item>
                <text:p text:style-name="P6"><text:span text:style-name="T2">Some gaps in action/command compatibility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2" presentation:class="page"/>
          <draw:frame presentation:style-name="pr13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Looking ahead</text:span></text:p>
          </draw:text-box>
        </draw:frame>
        <draw:frame presentation:style-name="pr9" draw:text-style-name="P6" draw:layer="layout" svg:width="24.599cm" svg:height="14.056cm" svg:x="2cm" svg:y="4.445cm" presentation:class="outline" presentation:user-transformed="true">
          <draw:text-box>
            <text:list text:style-name="L2">
              <text:list-item>
                <text:p text:style-name="P6"><text:span text:style-name="T2">Primary focus on 4.2 for Juno (2012)</text:span></text:p>
              </text:list-item>
              <text:list-item>
                <text:p text:style-name="P6"><text:span text:style-name="T2">3.x ongoing as stable stream</text:span></text:p>
              </text:list-item>
              <text:list-item>
                <text:p text:style-name="P6"><text:span text:style-name="T2">Features back-ported to 3.x if there is interest and support</text:span></text:p>
              </text:list-item>
              <text:list-item>
                <text:p text:style-name="P6"><text:span text:style-name="T2">Orion project build up</text:span></text:p>
              </text:list-item>
              <text:list-item>
                <text:p text:style-name="P6"><text:span text:style-name="T2">e4 incubator: search, Java-like languages, Eclipse 4 model tooling</text:span>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3" presentation:class="page"/>
          <draw:frame presentation:style-name="pr14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violetlightning" presentation:presentation-page-layout-name="AL2T1">
        <office:forms form:automatic-focus="false" form:apply-design-mode="false"/>
        <draw:frame draw:name="Text Frame1" draw:style-name="gr3" draw:text-style-name="P5" draw:layer="layout" svg:width="4cm" svg:height="0.975cm" svg:x="8.035cm" svg:y="9.978cm">
          <draw:text-box>
            <text:p/>
          </draw:text-box>
        </draw:frame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Looking ahead</text:span></text:p>
          </draw:text-box>
        </draw:frame>
        <draw:frame presentation:style-name="pr9" draw:text-style-name="P6" draw:layer="layout" svg:width="24.599cm" svg:height="14.056cm" svg:x="2cm" svg:y="4.445cm" presentation:class="outline" presentation:user-transformed="true">
          <draw:text-box>
            <text:list text:style-name="L2">
              <text:list-item>
                <text:p text:style-name="P6"><text:span text:style-name="T2">Initial support for Java 8 (some work already started – JSR 308)</text:span></text:p>
              </text:list-item>
              <text:list-item>
                <text:p text:style-name="P6"><text:span text:style-name="T2">Replacing X windows with Wayland</text:span></text:p>
              </text:list-item>
              <text:list-item>
                <text:p text:style-name="P6"><text:span text:style-name="T2">GTK+ 3 port</text:span></text:p>
              </text:list-item>
              <text:list-item>
                <text:p text:style-name="P6"><text:span text:style-name="T2">Collaboration between Orion and 4.2</text:span></text:p>
                <text:list>
                  <text:list-item>
                    <text:p text:style-name="P6"><text:span text:style-name="T2">Embed Orion components in 4.x</text:span></text:p>
                  </text:list-item>
                  <text:list-item>
                    <text:p text:style-name="P6"><text:span text:style-name="T2">Eclipse Application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4" presentation:class="page"/>
          <draw:frame presentation:style-name="pr15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violetlightning" presentation:presentation-page-layout-name="AL2T1">
        <office:forms form:automatic-focus="false" form:apply-design-mode="false"/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Platform trends</text:span></text:p>
          </draw:text-box>
        </draw:frame>
        <draw:frame draw:style-name="gr15" draw:layer="layout" svg:width="11.97cm" svg:height="10.961cm" svg:x="2cm" svg:y="7.6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12.7cm" svg:height="12.065cm" svg:x="13.97cm" svg:y="6.9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6" draw:layer="layout" svg:width="24.599cm" svg:height="3.033cm" svg:x="1.905cm" svg:y="4.358cm" presentation:class="outline" presentation:user-transformed="true">
          <draw:text-box>
            <text:list text:style-name="L2">
              <text:list-item>
                <text:p>Windows 7 displacing XP</text:p>
              </text:list-item>
              <text:list-item>
                <text:p>64-bit gaining ground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5" presentation:class="page"/>
          <draw:frame presentation:style-name="pr17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violetlightning" presentation:presentation-page-layout-name="AL2T1">
        <office:forms form:automatic-focus="false" form:apply-design-mode="false"/>
        <draw:frame draw:name="Title text2" presentation:style-name="pr3" draw:text-style-name="P1" draw:layer="layout" svg:width="24.599cm" svg:height="3.506cm" svg:x="2cm" svg:y="0.837cm" presentation:class="title">
          <draw:text-box>
            <text:p text:style-name="P1"><text:span text:style-name="T1">Conclusion</text:span></text:p>
          </draw:text-box>
        </draw:frame>
        <draw:frame presentation:style-name="pr18" draw:layer="layout" svg:width="24.599cm" svg:height="13.587cm" svg:x="2cm" svg:y="4.914cm" presentation:class="outline">
          <draw:text-box>
            <text:list text:style-name="L2">
              <text:list-item>
                <text:p>Lots of things going on under Eclipse umbrella</text:p>
              </text:list-item>
              <text:list-item>
                <text:p>Mixture of short and long term exploration</text:p>
              </text:list-item>
              <text:list-item>
                <text:p>Always looking for contributions and new committers</text:p>
              </text:list-item>
            </text:list>
          </draw:text-box>
        </draw:frame>
        <presentation:notes draw:style-name="dp2">
          <draw:page-thumbnail draw:style-name="gr2" draw:layer="layout" svg:width="12.02cm" svg:height="9.636cm" svg:x="4.489cm" svg:y="3.953cm" draw:page-number="16" presentation:class="page"/>
          <draw:frame presentation:style-name="pr19" draw:text-style-name="P7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lightning2" xlink:href="Pictures/1000000000000320000002580D806D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_28_Default_29__20_Title_20_Master-background" style:display-name="(Default) Title Master-background" style:family="presentation">
      <style:graphic-properties draw:stroke="none" draw:fill="non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violetlightning-background" style:family="presentation">
      <style:graphic-properties draw:stroke="none" draw:fill="bitmap" draw:fill-image-name="lightning2" style:repeat="stretch"/>
    </style:style>
    <style:style style:name="lyt-violetlightning-backgroundobjects" style:family="presentation">
      <style:graphic-properties draw:shadow="hidden" draw:shadow-offset-x="0.3cm" draw:shadow-offset-y="0.3cm" draw:shadow-color="#808080"/>
    </style:style>
    <style:style style:name="lyt-violetlightning-notes" style:family="presentation">
      <style:graphic-properties draw:stroke="none" draw:fill="none">
        <text:list-style style:name="lyt-violetlightning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Albany" style:font-family-generic="roman" style:font-pitch="variable" fo:font-size="20pt" fo:font-style="normal" fo:text-shadow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violetlightning-outline1" style:family="presentation">
      <style:graphic-properties draw:stroke="none" draw:fill="none">
        <text:list-style style:name="lyt-violetlightning-outline1">
          <text:list-level-style-bullet text:level="1" text:bullet-char="●">
            <style:list-level-properties text:space-before="0.3cm" text:min-label-width="0.9cm"/>
            <style:text-properties fo:font-family="StarSymbol" fo:color="#6666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6666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6666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Albany" style:font-family-generic="roman" style:font-pitch="variable" fo:font-size="32pt" fo:font-style="normal" fo:text-shadow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violetlightning-outline2" style:family="presentation" style:parent-style-name="lyt-violetlightning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violetlightning-outline3" style:family="presentation" style:parent-style-name="lyt-violetlightning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violetlightning-outline4" style:family="presentation" style:parent-style-name="lyt-violetlightning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violetlightning-outline5" style:family="presentation" style:parent-style-name="lyt-violetlightning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violetlightning-outline6" style:family="presentation" style:parent-style-name="lyt-violetlightning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violetlightning-outline7" style:family="presentation" style:parent-style-name="lyt-violetlightning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violetlightning-outline8" style:family="presentation" style:parent-style-name="lyt-violetlightning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violetlightning-outline9" style:family="presentation" style:parent-style-name="lyt-violetlightning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violetlightning-subtitle" style:family="presentation">
      <style:graphic-properties draw:stroke="none" draw:fill="none" draw:textarea-vertical-align="middle">
        <text:list-style style:name="lyt-violetlight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Albany" style:font-family-generic="roman" style:font-pitch="variable" fo:font-size="32pt" fo:font-style="normal" fo:text-shadow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violetlightning-title" style:family="presentation">
      <style:graphic-properties draw:stroke="none" draw:fill="none" draw:textarea-vertical-align="middle">
        <text:list-style style:name="lyt-violetlight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cc" style:text-outline="false" fo:font-family="Albany" style:font-family-generic="roman" style:font-pitch="variable" fo:font-size="44pt" fo:font-style="normal" fo:text-shadow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lightning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/>
    </style:style>
    <style:style style:name="Mpr1" style:family="presentation" style:parent-style-name="_28_Default_29__20_Title_20_Master-backgroundobjects">
      <style:graphic-properties draw:stroke="none" draw:fill="none" draw:fill-color="#ffffff" draw:auto-grow-height="false" fo:min-height="1.35cm"/>
    </style:style>
    <style:style style:name="Mpr2" style:family="presentation" style:parent-style-name="_28_Default_29__20_Title_20_Master-backgroundobjects">
      <style:graphic-properties draw:stroke="none" draw:fill="none" draw:fill-color="#ffffff" fo:min-height="1.008cm"/>
    </style:style>
    <style:style style:name="Mpr3" style:family="presentation" style:parent-style-name="_28_Default_29__20_Title_20_Master-backgroundobjects">
      <style:graphic-properties draw:stroke="none" draw:fill="none" draw:fill-color="#ffffff" fo:min-height="1cm"/>
    </style:style>
    <style:style style:name="Mpr4" style:family="presentation" style:parent-style-name="lyt-violetlightning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violetlightni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violetlightn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position="0% 100%" fo:font-family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‚l‚r ‚oƒSƒVƒbƒN'" style:font-family-generic-asian="swiss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MT3" style:family="text">
      <style:text-properties fo:color="#000000" style:text-outline="false" style:text-position="0% 100%" fo:font-family="Arial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‚l‚r ‚oƒSƒVƒbƒN'" style:font-family-generic-asian="swiss" style:font-size-asian="8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4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4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4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4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2" draw:layer="backgroundobjects" svg:width="8.4cm" svg:height="1.349cm" svg:x="2.058cm" svg:y="19.551cm" presentation:class="date-time">
        <draw:text-box>
          <text:p text:style-name="MP2"><text:span text:style-name="MT1">EclipseCon 2011</text:span></text:p>
        </draw:text-box>
      </draw:frame>
      <draw:frame presentation:style-name="Mpr2" draw:text-style-name="MP1" draw:layer="backgroundobjects" svg:width="15.385cm" svg:height="1.008cm" svg:x="10.795cm" svg:y="19.685cm" presentation:class="footer">
        <draw:text-box>
          <text:p text:style-name="MP3"><text:span text:style-name="MT2">Copyright </text:span><text:span text:style-name="MT3">©</text:span><text:span text:style-name="MT2"> IBM Corp., 2011. All rights reserved. Licensed under Creative Commons Att. Nc Nd 3.0 license</text:span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draw:frame presentation:style-name="_28_Default_29__20_Title_20_Master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frame presentation:style-name="Mpr3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3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3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3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violetlightning" style:page-layout-name="PM1" draw:style-name="Mdp2">
      <draw:frame presentation:style-name="lyt-violetlightning-title" draw:layer="backgroundobjects" svg:width="24.599cm" svg:height="3.506cm" svg:x="2cm" svg:y="0.837cm" presentation:class="title" presentation:placeholder="true" presentation:user-transformed="true">
        <draw:text-box/>
      </draw:frame>
      <draw:frame presentation:style-name="lyt-violetlightning-outline1" draw:layer="backgroundobjects" svg:width="24.599cm" svg:height="13.587cm" svg:x="2cm" svg:y="4.914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0.791cm" svg:x="1.913cm" svg:y="19.766cm" presentation:class="date-time" presentation:user-transformed="true">
        <draw:text-box>
          <text:p text:style-name="MP4"><text:span text:style-name="MT1">EclipseCon 2011</text:span></text:p>
        </draw:text-box>
      </draw:frame>
      <draw:frame presentation:style-name="Mpr4" draw:text-style-name="MP5" draw:layer="backgroundobjects" svg:width="17.501cm" svg:height="0.973cm" svg:x="9cm" svg:y="19.705cm" presentation:class="footer" presentation:user-transformed="true">
        <draw:text-box>
          <text:p text:style-name="MP5"><text:span text:style-name="MT1"><presentation:footer/></text:span><text:span text:style-name="MT2">Copyright </text:span><text:span text:style-name="MT3">©</text:span><text:span text:style-name="MT2"> IBM Corp., 2011. All rights reserved. Licensed under Creative Commons Att. Nc Nd 3.0 license</text:span></text:p>
        </draw:text-box>
      </draw:frame>
      <draw:frame presentation:style-name="Mpr4" draw:text-style-name="MP6" draw:layer="backgroundobjects" svg:width="6.523cm" svg:height="1.448cm" svg:x="20.478cm" svg:y="18.5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violetlightning-title" draw:layer="backgroundobjects" svg:width="12.02cm" svg:height="9.636cm" svg:x="4.489cm" svg:y="3.953cm" presentation:class="page"/>
        <draw:frame presentation:style-name="lyt-violetlightning-notes" draw:layer="backgroundobjects" svg:width="13.599cm" svg:height="11.564cm" svg:x="3.7cm" svg:y="14.207cm" presentation:class="notes" presentation:placeholder="true" presentation:user-transformed="true">
          <draw:text-box/>
        </draw:frame>
        <draw:frame presentation:style-name="Mpr5" draw:text-style-name="MP4" draw:layer="backgroundobjects" svg:width="7.377cm" svg:height="1.284cm" svg:x="2cm" svg:y="2cm" presentation:class="header" presentation:user-transformed="true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7.377cm" svg:height="1.284cm" svg:x="11.622cm" svg:y="2cm" presentation:class="date-time" presentation:user-transformed="tru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7.377cm" svg:height="1.284cm" svg:x="2cm" svg:y="26.415cm" presentation:class="footer" presentation:user-transformed="true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7.377cm" svg:height="1.284cm" svg:x="11.622cm" svg:y="26.415cm" presentation:class="page-number" presentation:user-transformed="true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initial-creator>jarthorn</meta:initial-creator>
    <meta:creation-date>2009-02-28T16:36:06</meta:creation-date>
    <dc:creator>John Arthorne</dc:creator>
    <dc:date>2011-03-22T17:47:07.71</dc:date>
    <dc:language>en-US</dc:language>
    <meta:editing-cycles>13</meta:editing-cycles>
    <meta:editing-duration>PT3H31M36S</meta:editing-duration>
    <meta:document-statistic meta:object-count="2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family-asian="SimSun" style:font-size-asian="13pt" style:font-family-complex="Tahoma" style:font-size-complex="13pt"/>
    </style:style>
    <style:style style:name="ch3" style:family="chart">
      <style:graphic-properties draw:fill="none" draw:fill-color="#d9d9d9"/>
      <style:text-properties fo:font-size="12pt" style:font-family-asian="SimSun" style:font-size-asian="6pt" style:font-family-complex="Tahoma" style:font-size-complex="6pt"/>
    </style:style>
    <style:style style:name="ch4" style:family="chart">
      <style:chart-properties chart:percentag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false" chart:axis-position="0" chart:axis-label-position="outside-start" chart:tick-mark-position="at-labels"/>
      <style:text-properties fo:font-size="7pt" style:font-family-asian="SimSun" style:font-size-asian="7pt" style:font-family-complex="Tahoma" style:font-size-complex="7pt"/>
    </style:style>
    <style:style style:name="ch6" style:family="chart" style:data-style-name="N5010">
      <style:chart-properties chart:display-label="true" chart:logarithmic="false" chart:origin="0" chart:reverse-direction="false" text:line-break="false" chart:label-arrangement="side-by-side" chart:link-data-style-to-source="false" chart:axis-position="start"/>
      <style:text-properties fo:font-size="7pt" style:font-family-asian="SimSun" style:font-size-asian="7pt" style:font-family-complex="Tahoma" style:font-size-complex="7pt"/>
    </style:style>
    <style:style style:name="ch7" style:family="chart">
      <style:graphic-properties svg:stroke-color="#c0c0c0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family-asian="SimSun" style:font-size-asian="6pt" style:font-family-complex="Tahoma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family-asian="SimSun" style:font-size-asian="6pt" style:font-family-complex="Tahoma" style:font-size-complex="6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11.971cm" svg:height="10.962cm" xlink:href="." xlink:type="simple" chart:class="chart:bar" chart:style-name="ch1">
        <chart:title svg:x="2.799cm" svg:y="0.221cm" chart:style-name="ch2">
          <text:p>Windows Downloads</text:p>
        </chart:title>
        <chart:legend chart:legend-position="end" svg:x="9.93cm" svg:y="4.883cm" chart:style-name="ch3"/>
        <chart:plot-area chart:style-name="ch4" chart:data-source-has-labels="both" svg:x="0.698cm" svg:y="1.609cm" svg:width="8.871cm" svg:height="8.809cm">
          <chartooo:coordinate-region svg:x="1.626cm" svg:y="1.77cm" svg:width="7.943cm" svg:height="8.08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32</text:p>
              </table:table-cell>
              <table:table-cell office:value-type="string">
                <text:p>Win 64</text:p>
              </table:table-cell>
            </table:table-row>
          </table:table-header-rows>
          <table:table-rows>
            <table:table-row>
              <table:table-cell office:value-type="string">
                <text:p>3.3</text:p>
              </table:table-cell>
              <table:table-cell office:value-type="float" office:value="100193">
                <text:p>1001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59155">
                <text:p>5915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550015">
                <text:p>550015</text:p>
              </table:table-cell>
              <table:table-cell office:value-type="float" office:value="50357">
                <text:p>50357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441356">
                <text:p>441356</text:p>
              </table:table-cell>
              <table:table-cell office:value-type="float" office:value="136538">
                <text:p>136538</text:p>
              </table:table-cell>
            </table:table-row>
            <table:table-row>
              <table:table-cell office:value-type="string">
                <text:p>3.6.1</text:p>
              </table:table-cell>
              <table:table-cell office:value-type="float" office:value="855341">
                <text:p>855341</text:p>
              </table:table-cell>
              <table:table-cell office:value-type="float" office:value="351763">
                <text:p>351763</text:p>
              </table:table-cell>
            </table:table-row>
            <table:table-row>
              <table:table-cell office:value-type="string">
                <text:p>3.6.2</text:p>
              </table:table-cell>
              <table:table-cell office:value-type="float" office:value="166052">
                <text:p>166052</text:p>
              </table:table-cell>
              <table:table-cell office:value-type="float" office:value="55110">
                <text:p>55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2.066cm" xlink:href="." xlink:type="simple" chart:class="chart:bar" chart:style-name="ch1">
        <chart:title svg:x="4.552cm" svg:y="0.377cm" chart:style-name="ch2">
          <text:p>Linux Downloads</text:p>
        </chart:title>
        <chart:legend chart:legend-position="end" svg:x="10.247cm" svg:y="5.398cm" chart:style-name="ch3"/>
        <chart:plot-area chart:style-name="ch4" chart:data-source-has-labels="both" svg:x="0.704cm" svg:y="1.905cm" svg:width="9.035cm" svg:height="9.5cm">
          <chartooo:coordinate-region svg:x="1.844cm" svg:y="2.107cm" svg:width="7.895cm" svg:height="8.645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 32</text:p>
              </table:table-cell>
              <table:table-cell office:value-type="string">
                <text:p>Linux 64</text:p>
              </table:table-cell>
            </table:table-row>
          </table:table-header-rows>
          <table:table-rows>
            <table:table-row>
              <table:table-cell office:value-type="string">
                <text:p>3.3</text:p>
              </table:table-cell>
              <table:table-cell office:value-type="float" office:value="1123">
                <text:p>1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10662">
                <text:p>10662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62406">
                <text:p>62406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48232">
                <text:p>48232</text:p>
              </table:table-cell>
              <table:table-cell office:value-type="float" office:value="23286">
                <text:p>23286</text:p>
              </table:table-cell>
            </table:table-row>
            <table:table-row>
              <table:table-cell office:value-type="string">
                <text:p>3.6.1</text:p>
              </table:table-cell>
              <table:table-cell office:value-type="float" office:value="102772">
                <text:p>102772</text:p>
              </table:table-cell>
              <table:table-cell office:value-type="float" office:value="49294">
                <text:p>49294</text:p>
              </table:table-cell>
            </table:table-row>
            <table:table-row>
              <table:table-cell office:value-type="string">
                <text:p>3.6.2</text:p>
              </table:table-cell>
              <table:table-cell office:value-type="float" office:value="16079">
                <text:p>16079</text:p>
              </table:table-cell>
              <table:table-cell office:value-type="float" office:value="8458">
                <text:p>8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